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S Gothic" svg:font-family="'MS Gothic'"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4"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5"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6" style:family="graphic">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2.118cm" fo:min-width="4.39cm" fo:padding-top="0.197cm" fo:padding-bottom="0.197cm" fo:padding-left="0.317cm" fo:padding-right="0.317cm" fo:wrap-option="wrap" draw:shadow="hidden" draw:shadow-offset-x="0.141cm" draw:shadow-offset-y="0.141cm" draw:shadow-color="#81d41a" draw:shadow-opacity="100%"/>
      <style:paragraph-properties style:writing-mode="lr-tb"/>
    </style:style>
    <style:style style:name="gr7" style:family="graphic">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2.118cm" fo:min-width="4.39cm" fo:padding-top="0.197cm" fo:padding-bottom="0.197cm" fo:padding-left="0.317cm" fo:padding-right="0.317cm" fo:wrap-option="wrap" draw:shadow="hidden" draw:shadow-offset-x="0.141cm" draw:shadow-offset-y="0.141cm" draw:shadow-color="#81d41a" draw:shadow-opacity="100%"/>
      <style:paragraph-properties style:writing-mode="lr-tb"/>
    </style:style>
    <style:style style:name="gr8" style:family="graphic">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2.118cm" fo:min-width="4.39cm" fo:padding-top="0.197cm" fo:padding-bottom="0.197cm" fo:padding-left="0.317cm" fo:padding-right="0.317cm" fo:wrap-option="wrap" draw:shadow="hidden" draw:shadow-offset-x="0.141cm" draw:shadow-offset-y="0.141cm" draw:shadow-color="#81d41a" draw:shadow-opacity="100%"/>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3.287cm"/>
      <style:paragraph-properties style:writing-mode="lr-tb"/>
    </style:style>
    <style:style style:name="pr7" style:family="presentation" style:parent-style-name="Title-subtitle">
      <style:graphic-properties draw:fill-color="#ffffff" fo:min-height="1.729cm"/>
      <style:paragraph-properties style:writing-mode="lr-tb"/>
    </style:style>
    <style:style style:name="pr8" style:family="presentation" style:parent-style-name="Title-notes">
      <style:graphic-properties draw:fill-color="#ffffff" draw:auto-grow-height="true" fo:min-height="12.572cm"/>
      <style:paragraph-properties style:writing-mode="lr-tb"/>
    </style:style>
    <style:style style:name="pr9" style:family="presentation" style:parent-style-name="Contens-title">
      <style:graphic-properties fo:min-height="0.865cm"/>
      <style:paragraph-properties style:writing-mode="lr-tb"/>
    </style:style>
    <style:style style:name="pr10" style:family="presentation" style:parent-style-name="Contens-subtitle">
      <style:graphic-properties draw:fill-color="#ffffff" fo:min-height="3.1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Infographic1-subtitle">
      <style:graphic-properties draw:fill-color="#ffffff" fo:min-height="5.001cm"/>
      <style:paragraph-properties style:writing-mode="lr-tb"/>
    </style:style>
    <style:style style:name="pr14" style:family="presentation" style:parent-style-name="Infographic1-title">
      <style:graphic-properties fo:min-height="1.805cm"/>
      <style:paragraph-properties style:writing-mode="lr-tb"/>
    </style:style>
    <style:style style:name="pr15" style:family="presentation" style:parent-style-name="Infographic1-notes">
      <style:graphic-properties draw:fill-color="#ffffff" draw:auto-grow-height="true" fo:min-height="12.572cm"/>
      <style:paragraph-properties style:writing-mode="lr-tb"/>
    </style:style>
    <style:style style:name="pr16" style:family="presentation" style:parent-style-name="End-title">
      <style:graphic-properties fo:min-height="1.923cm"/>
      <style:paragraph-properties style:writing-mode="lr-tb"/>
    </style:style>
    <style:style style:name="pr17" style:family="presentation" style:parent-style-name="End-title">
      <style:graphic-properties fo:min-height="1.843cm"/>
      <style:paragraph-properties style:writing-mode="lr-tb"/>
    </style:style>
    <style:style style:name="pr18"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 fo:font-size="26pt" fo:font-weight="normal"/>
    </style:style>
    <style:style style:name="P5"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000000" loext:opacity="100%" style:font-name="Noto Sans" fo:font-size="14pt" style:font-size-asian="14pt" style:font-size-complex="14pt"/>
    </style:style>
    <style:style style:name="P8" style:family="paragraph">
      <style:paragraph-properties fo:text-align="start" style:writing-mode="lr-tb"/>
      <style:text-properties style:font-name="Noto Sans" fo:font-size="40pt" fo:font-weight="normal" style:font-size-asian="40pt" style:font-size-complex="40pt"/>
    </style:style>
    <style:style style:name="P9" style:family="paragraph">
      <loext:graphic-properties draw:fill-color="#ffffff"/>
      <style:paragraph-properties fo:text-align="start" style:writing-mode="lr-tb"/>
      <style:text-properties style:font-name="Noto Sans" fo:font-size="12pt" style:font-size-asian="12pt" style:font-size-complex="12pt"/>
    </style:style>
    <style:style style:name="P10" style:family="paragraph">
      <style:paragraph-properties fo:text-align="start" style:writing-mode="lr-tb"/>
      <style:text-properties style:font-name="Noto Sans" fo:font-size="18pt" fo:font-weight="normal" style:font-size-asian="18pt" style:font-size-complex="18pt"/>
    </style:style>
    <style:style style:name="P11" style:family="paragraph">
      <loext:graphic-properties draw:fill-color="#ffffff"/>
      <style:paragraph-properties fo:text-align="start" style:writing-mode="lr-tb"/>
      <style:text-properties style:font-name="Noto Sans" fo:font-size="11pt" style:font-size-asian="11pt" style:font-size-complex="11pt"/>
    </style:style>
    <style:style style:name="P12" style:family="paragraph">
      <loext:graphic-properties draw:fill-color="#ffffff"/>
      <style:paragraph-properties style:writing-mode="lr-tb"/>
      <style:text-properties fo:font-size="20pt"/>
    </style:style>
    <style:style style:name="P13" style:family="paragraph">
      <style:paragraph-properties fo:text-align="center"/>
      <style:text-properties style:font-name="Noto Sans"/>
    </style:style>
    <style:style style:name="P14" style:family="paragraph">
      <loext:graphic-properties draw:fill="solid" draw:fill-color="#000000"/>
      <style:paragraph-properties fo:text-align="center"/>
      <style:text-properties style:font-name="Noto Sans"/>
    </style:style>
    <style:style style:name="P15" style:family="paragraph">
      <loext:graphic-properties draw:fill-color="#ffffff"/>
      <style:paragraph-properties fo:text-align="start" style:writing-mode="lr-tb"/>
      <style:text-properties style:font-name="Noto Sans" fo:font-size="10.5pt" style:font-size-asian="10.5pt" style:font-size-complex="10.5pt"/>
    </style:style>
    <style:style style:name="P16" style:family="paragraph">
      <style:paragraph-properties fo:margin-left="0cm" fo:margin-right="0cm" fo:text-align="start" fo:text-indent="0cm"/>
    </style:style>
    <style:style style:name="P17" style:family="paragraph">
      <style:paragraph-properties fo:text-align="start" style:writing-mode="lr-tb"/>
      <style:text-properties style:font-name="Noto Sans" fo:font-size="22pt" style:font-size-asian="22pt" style:font-size-complex="22pt"/>
    </style:style>
    <style:style style:name="P1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9"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0" style:family="paragraph">
      <style:paragraph-properties fo:text-align="start" style:writing-mode="lr-tb"/>
      <style:text-properties style:font-name="Open Sans Condensed" fo:font-size="40pt" fo:font-weight="normal" style:font-size-asian="40pt" style:font-size-complex="40pt"/>
    </style:style>
    <style:style style:name="P21"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color="#000000" loext:opacity="100%" style:font-name="Noto Sans" fo:font-size="14pt" style:font-size-asian="18pt" style:font-size-complex="18pt"/>
    </style:style>
    <style:style style:name="T4" style:family="text">
      <style:text-properties fo:color="#000000" loext:opacity="100%" style:font-name="Noto Sans" fo:font-size="14pt" style:font-size-asian="14pt" style:font-size-complex="14pt"/>
    </style:style>
    <style:style style:name="T5" style:family="text">
      <style:text-properties style:font-name="Noto Sans" fo:font-size="40pt" fo:font-weight="normal" style:font-size-asian="40pt" style:font-size-complex="40pt"/>
    </style:style>
    <style:style style:name="T6" style:family="text">
      <style:text-properties style:font-name="Noto Sans" fo:font-size="12pt" style:font-size-asian="12pt" style:font-size-complex="12pt"/>
    </style:style>
    <style:style style:name="T7" style:family="text">
      <style:text-properties style:font-name="Noto Sans" fo:font-size="18pt" fo:font-weight="normal" style:font-size-asian="18pt" style:font-size-complex="18pt"/>
    </style:style>
    <style:style style:name="T8" style:family="text">
      <style:text-properties style:font-name="Noto Sans" fo:font-size="11pt" style:font-size-asian="11pt" style:font-size-complex="11pt"/>
    </style:style>
    <style:style style:name="T9" style:family="text">
      <style:text-properties style:font-name="Noto Sans" fo:font-size="11pt" fo:font-weight="bold" style:font-size-asian="11pt" style:font-weight-asian="bold" style:font-size-complex="11pt" style:font-weight-complex="bold"/>
    </style:style>
    <style:style style:name="T10" style:family="text">
      <style:text-properties style:font-name="Noto Sans" fo:font-size="10.5pt" style:font-size-asian="10.5pt" style:font-size-complex="10.5pt"/>
    </style:style>
    <style:style style:name="T11" style:family="text">
      <style:text-properties fo:font-variant="normal" fo:text-transform="none" style:use-window-font-color="true" loext:opacity="0%" style:text-outline="false" style:text-line-through-style="none" style:text-line-through-type="none" style:font-name="Noto Sans" fo:font-size="10.5pt" fo:font-style="normal" fo:text-shadow="none" style:text-underline-style="none" fo:font-weight="normal" style:letter-kerning="true" fo:background-color="transparent" style:font-name-asian="DejaVu Sans" style:font-size-asian="10.5pt" style:font-style-asian="normal" style:font-weight-asian="normal" style:font-name-complex="FreeSans" style:font-size-complex="10.5pt" style:font-style-complex="normal" style:font-weight-complex="normal" style:text-emphasize="none" style:font-relief="none" style:text-overline-style="none" style:text-overline-color="font-color"/>
    </style:style>
    <style:style style:name="T12" style:family="text">
      <style:text-properties style:font-name="Noto Sans" fo:font-size="22pt" style:font-size-asian="22pt" style:font-size-complex="22pt"/>
    </style:style>
    <style:style style:name="T13" style:family="text">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4" style:family="text">
      <style:text-properties style:font-name="Open Sans Condensed" fo:font-size="40pt" fo:font-weight="normal" style:font-size-asian="40pt" style:font-size-complex="40pt"/>
    </style:style>
    <style:style style:name="T15"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By Bencode</text:span></text:p>
        </draw:polygon>
        <draw:frame presentation:style-name="pr1" draw:text-style-name="P4" draw:layer="layout" svg:width="10.792cm" svg:height="2.507cm" svg:x="13.825cm" svg:y="6.851cm" presentation:class="title" presentation:user-transformed="true">
          <draw:text-box>
            <text:p text:style-name="P3"><text:span text:style-name="T2">Course </text:span><text:span text:style-name="T2">outline </text:span><text:span text:style-name="T2">for </text:span><text:span text:style-name="T2"><text:line-break/></text:span><text:span text:style-name="T2">Web </text:span><text:span text:style-name="T2">Develop</text:span><text:span text:style-name="T2">ment</text:span></text:p>
          </draw:text-box>
        </draw:frame>
        <draw:frame presentation:style-name="pr2" draw:text-style-name="P5" draw:layer="layout" svg:width="11.176cm" svg:height="1.347cm" svg:x="1.734cm" svg:y="13.563cm">
          <draw:text-box>
            <text:p text:style-name="P3"><text:span text:style-name="T3">Progrmming is </text:span><text:span text:style-name="T3">not about what </text:span><text:span text:style-name="T3">you know is </text:span><text:span text:style-name="T3">about what you </text:span><text:span text:style-name="T3">can figure out</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No shortcut to </text:span><text:span text:style-name="T4">success, you </text:span><text:span text:style-name="T4">need a solid </text:span><text:span text:style-name="T4">fundation to do </text:span><text:span text:style-name="T4">well in </text:span><text:span text:style-name="T4">anything. If you </text:span><text:span text:style-name="T4">want to excel in </text:span><text:span text:style-name="T4">web </text:span><text:span text:style-name="T4">development </text:span><text:span text:style-name="T4">solid fundation </text:span><text:span text:style-name="T4">is needed</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8" draw:layer="layout" svg:width="12.355cm" svg:height="3.287cm" svg:x="11.5cm" svg:y="4cm" presentation:class="title" presentation:user-transformed="true">
          <draw:text-box>
            <text:p text:style-name="P3"><text:span text:style-name="T5">Libra</text:span><text:span text:style-name="T5">ry &amp; </text:span><text:span text:style-name="T5">Fram</text:span><text:span text:style-name="T5">eWor</text:span><text:span text:style-name="T5">k</text:span></text:p>
          </draw:text-box>
        </draw:frame>
        <draw:frame presentation:style-name="pr7" draw:text-style-name="P9" draw:layer="layout" svg:width="11.176cm" svg:height="1.729cm" svg:x="11.663cm" svg:y="7.806cm">
          <draw:text-box>
            <text:p text:style-name="P3"><text:span text:style-name="T6">A framework in </text:span><text:span text:style-name="T6">programming is a </text:span><text:span text:style-name="T6">tool that provides </text:span><text:span text:style-name="T6">ready-made </text:span><text:span text:style-name="T6">components or </text:span><text:span text:style-name="T6">solutions that are </text:span><text:span text:style-name="T6">customized in </text:span><text:span text:style-name="T6">order to speed up </text:span><text:span text:style-name="T6">development.</text:span></text:p>
          </draw:text-box>
        </draw:frame>
        <presentation:notes draw:style-name="dp2">
          <draw:page-thumbnail draw:style-name="gr2" draw:layer="layout" svg:width="18.624cm" svg:height="10.476cm" svg:x="1.482cm" svg:y="2.123cm" draw:page-number="3" presentation:class="page"/>
          <draw:frame presentation:style-name="pr8"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9" draw:text-style-name="P10" draw:layer="layout" svg:width="8.012cm" svg:height="0.865cm" svg:x="6.702cm" svg:y="1.778cm" presentation:class="title" presentation:user-transformed="true">
          <draw:text-box>
            <text:p text:style-name="P3"><text:span text:style-name="T7">HTML</text:span></text:p>
          </draw:text-box>
        </draw:frame>
        <draw:frame presentation:style-name="pr10" draw:text-style-name="P11" draw:layer="layout" svg:width="8.266cm" svg:height="3.1cm" svg:x="6.448cm" svg:y="2cm">
          <draw:text-box>
            <text:p text:style-name="P3"><text:span text:style-name="T8">HTML stands for </text:span><text:span text:style-name="T8">Hyper Text Markup </text:span><text:span text:style-name="T8">Language · HTML is </text:span><text:span text:style-name="T8">the standard </text:span><text:span text:style-name="T8">markup language </text:span><text:span text:style-name="T8">for creating Web </text:span><text:span text:style-name="T8">pages </text:span><text:span text:style-name="T9">(The </text:span><text:span text:style-name="T9">skeleton)</text:span><text:span text:style-name="T8"> </text:span></text:p>
          </draw:text-box>
        </draw:frame>
        <draw:frame presentation:style-name="pr9" draw:text-style-name="P10" draw:layer="layout" svg:width="8.012cm" svg:height="0.865cm" svg:x="6.673cm" svg:y="6.35cm" presentation:class="title" presentation:user-transformed="true">
          <draw:text-box>
            <text:p text:style-name="P3"><text:span text:style-name="T7">CSS</text:span></text:p>
          </draw:text-box>
        </draw:frame>
        <draw:frame presentation:style-name="pr10" draw:text-style-name="P11" draw:layer="layout" svg:width="8.295cm" svg:height="3.1cm" svg:x="6.673cm" svg:y="7.06cm">
          <draw:text-box>
            <text:p text:style-name="P3"><text:span text:style-name="T8">Cascading Style </text:span><text:span text:style-name="T8">Sheets, fondly </text:span><text:span text:style-name="T8">referred to as CSS, </text:span><text:span text:style-name="T8">is a simple design </text:span><text:span text:style-name="T8">language intended </text:span><text:span text:style-name="T8">to simplify the </text:span><text:span text:style-name="T8">process of making </text:span><text:span text:style-name="T8">web pages </text:span><text:span text:style-name="T8">presentable. It </text:span><text:span text:style-name="T8">takes care of the </text:span><text:span text:style-name="T8">look of your </text:span><text:span text:style-name="T8">webpges (</text:span><text:span text:style-name="T9">The </text:span><text:span text:style-name="T9">Flesh</text:span><text:span text:style-name="T8">) </text:span></text:p>
          </draw:text-box>
        </draw:frame>
        <draw:frame presentation:style-name="pr9" draw:text-style-name="P10" draw:layer="layout" svg:width="8.012cm" svg:height="0.865cm" svg:x="18.524cm" svg:y="6.25cm" presentation:class="title" presentation:user-transformed="true">
          <draw:text-box>
            <text:p text:style-name="P3"><text:span text:style-name="T7">JS</text:span></text:p>
          </draw:text-box>
        </draw:frame>
        <draw:frame presentation:style-name="pr11" draw:text-style-name="P11" draw:layer="layout" svg:width="8.128cm" svg:height="3.175cm" svg:x="18.524cm" svg:y="7.123cm">
          <draw:text-box>
            <text:p text:style-name="P3"><text:span text:style-name="T8">JavaScript </text:span><text:span text:style-name="T9">(JS)</text:span><text:span text:style-name="T8"> is a </text:span><text:span text:style-name="T8">scripting language </text:span><text:span text:style-name="T8">that enables you to </text:span><text:span text:style-name="T8">create dynamically </text:span><text:span text:style-name="T8">updating content, </text:span><text:span text:style-name="T8">control multimedia, </text:span><text:span text:style-name="T8">animate images, </text:span><text:span text:style-name="T8">and pretty much ...</text:span><text:span text:style-name="T8"><text:line-break/></text:span><text:span text:style-name="T9">(the muscle)</text:span></text:p>
          </draw:text-box>
        </draw:frame>
        <draw:frame presentation:style-name="pr9" draw:text-style-name="P10" draw:layer="layout" svg:width="8.012cm" svg:height="0.865cm" svg:x="18.524cm" svg:y="10.722cm" presentation:class="title" presentation:user-transformed="true">
          <draw:text-box>
            <text:p text:style-name="P3"><text:span text:style-name="T7">Server Side </text:span><text:span text:style-name="T7">(PHP)</text:span></text:p>
          </draw:text-box>
        </draw:frame>
        <draw:frame presentation:style-name="pr11" draw:text-style-name="P11" draw:layer="layout" svg:width="8.128cm" svg:height="3.175cm" svg:x="18.524cm" svg:y="11.695cm">
          <draw:text-box>
            <text:p text:style-name="P3"><text:span text:style-name="T8">PHP is a server side </text:span><text:span text:style-name="T8">scripting language </text:span><text:span text:style-name="T8">that is embedded </text:span><text:span text:style-name="T8">in HTML. It is used </text:span><text:span text:style-name="T8">to manage dynamic </text:span><text:span text:style-name="T8">content, databases, </text:span><text:span text:style-name="T8">session tracking, </text:span><text:span text:style-name="T8">etc</text:span></text:p>
          </draw:text-box>
        </draw:frame>
        <presentation:notes draw:style-name="dp2">
          <draw:page-thumbnail draw:style-name="gr2" draw:layer="layout" svg:width="18.624cm" svg:height="10.476cm" svg:x="1.482cm" svg:y="2.123cm" draw:page-number="4" presentation:class="page"/>
          <draw:frame presentation:style-name="pr12" draw:text-style-name="P12" draw:layer="layout" svg:width="17.271cm" svg:height="12.572cm" svg:x="2.159cm" svg:y="13.271cm" presentation:class="notes" presentation:placeholder="true">
            <draw:text-box/>
          </draw:frame>
        </presentation:notes>
      </draw:page>
      <draw:page draw:name="page5" draw:style-name="dp1" draw:master-page-name="Infographic1" presentation:presentation-page-layout-name="AL1T1">
        <draw:line draw:style-name="gr3" draw:text-style-name="P13" draw:layer="layout" svg:x1="4.771cm" svg:y1="7.738cm" svg:x2="23.523cm" svg:y2="7.738cm">
          <text:p/>
        </draw:line>
        <draw:polygon draw:style-name="gr4" draw:text-style-name="P14"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4" draw:text-style-name="P14"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3" draw:text-style-name="P13" draw:layer="layout" svg:x1="9.26cm" svg:y1="7.738cm" svg:x2="9.26cm" svg:y2="10.433cm">
          <text:p/>
        </draw:line>
        <draw:line draw:style-name="gr3" draw:text-style-name="P13" draw:layer="layout" svg:x1="18.692cm" svg:y1="7.738cm" svg:x2="18.692cm" svg:y2="10.433cm">
          <text:p/>
        </draw:line>
        <draw:polygon draw:style-name="gr4" draw:text-style-name="P14"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4" draw:text-style-name="P14"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5" draw:text-style-name="P14"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l98 487h-98zM585 488h98v194h-98z">
          <text:p/>
        </draw:path>
        <draw:path draw:style-name="gr5" draw:text-style-name="P14" draw:layer="layout" svg:width="0.99cm" svg:height="1.095cm" svg:x="22.971cm" svg:y="4.43cm" svg:viewBox="0 0 991 1096" svg:d="M825 775h-8l-7 1-15 2-15 4-13 5-14 6-12 7-12 8-404-219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zM165 605h-6l-5-1-5-2-5-1-5-3-5-2-4-4-4-3-3-4-4-4-2-5-3-5-1-5-2-5-1-5v-6-6l1-5 2-5 1-5 3-5 2-5 4-4 3-4 4-4 4-3 5-2 5-3 5-2 5-1 5-1h6 6l5 1 5 1 5 2 5 3 5 2 4 3 7 8 4 4 2 5 3 5 1 5 2 5 1 5v6 6l-1 5-2 5-1 5-3 5-2 5-4 4-3 4-4 3-4 4-5 2-5 3-5 1-5 2zM819 992l-5-1-5-2-5-1-5-3-5-3-4-3-4-3-3-4-4-4-2-5-3-5-2-5-1-5-1-5v-6-6l1-5 1-5 2-5 3-5 2-5 3-4 4-4 4-3 4-4 5-2 5-3 5-2 5-1 5-1h6 6l5 1 5 1 6 2 4 3 5 2 4 4 4 3 4 4 3 4 3 5 3 5 1 5 2 5 1 5v6 6l-1 5-2 5-1 5-3 5-3 5-3 4-3 4-4 3-5 3-4 3-5 3-5 1-6 2z">
          <text:p/>
        </draw:path>
        <draw:path draw:style-name="gr5" draw:text-style-name="P14" draw:layer="layout" svg:width="0.807cm" svg:height="1.096cm" svg:x="4.369cm" svg:y="4.539cm" svg:viewBox="0 0 808 1097" svg:d="M404 0h-20l-20 2-21 2-10 2-10 2-29 7-29 9-27 11-27 14-26 15-24 17-23 18-21 20-20 22-19 23-16 25-15 25-13 27-11 28-9 29-7 29-6 56-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zM226 635l-6-8-2-2-2-2-2-2-2-2-14-13-12-14-12-15-11-15-9-15-9-17-8-17-6-17-5-17-4-18-3-19-2-18-1-19v-19l2-19 3-19 5-21 6-20 8-20 9-19 11-18 12-17 13-17 14-15 15-15 17-13 17-12 18-11 19-9 19-9 21-6 20-5 8-1 7-1 15-2 14-1h15l30 1 28 5 28 7 26 10 26 12 23 14 23 17 20 18 19 21 17 22 14 24 12 25 10 26 7 28 5 29 1 29v15l-2 16-2 15-2 15-4 15-5 14-11 28-6 14-8 13-8 13-8 13-10 12-10 11-11 11-11 11-3 4z">
          <text:p/>
        </draw:path>
        <draw:polygon draw:style-name="gr5" draw:text-style-name="P14" draw:layer="layout" svg:width="0.057cm" svg:height="0.172cm" svg:x="4.744cm" svg:y="5.001cm" svg:viewBox="0 0 58 173" draw:points="0,0 58,0 58,173 0,173">
          <text:p/>
        </draw:polygon>
        <draw:polygon draw:style-name="gr5" draw:text-style-name="P14" draw:layer="layout" svg:width="0.162cm" svg:height="0.162cm" svg:x="4.639cm" svg:y="4.878cm" svg:viewBox="0 0 163 163" draw:points="143,143 122,163 0,41 40,0 163,123">
          <text:p/>
        </draw:polygon>
        <draw:polygon draw:style-name="gr5" draw:text-style-name="P14" draw:layer="layout" svg:width="0.162cm" svg:height="0.162cm" svg:x="4.744cm" svg:y="4.879cm" svg:viewBox="0 0 163 163" draw:points="143,20 163,41 41,163 0,122 123,0">
          <text:p/>
        </draw:polygon>
        <draw:polygon draw:style-name="gr5" draw:text-style-name="P14" draw:layer="layout" svg:width="0.403cm" svg:height="0.35cm" svg:x="18.742cm" svg:y="5.035cm" svg:viewBox="0 0 404 351" draw:points="351,351 0,105 105,0 404,299">
          <text:p/>
        </draw:polygon>
        <draw:frame presentation:style-name="pr13" draw:text-style-name="P15" draw:layer="layout" svg:width="4.064cm" svg:height="8.641cm" svg:x="2cm" svg:y="7.291cm">
          <draw:text-box>
            <text:p text:style-name="P3"><text:span text:style-name="T10">Tag</text:span></text:p>
            <text:p text:style-name="P3"><text:span text:style-name="T10">Types of tags</text:span></text:p>
            <text:p text:style-name="P3"><text:span text:style-name="T10">attributes</text:span></text:p>
            <text:p text:style-name="P3"><text:span text:style-name="T10">Basic tags</text:span></text:p>
            <text:p text:style-name="P3"><text:span text:style-name="T10">Header tag</text:span></text:p>
            <text:p text:style-name="P3"><text:span text:style-name="T10">P tag</text:span></text:p>
            <text:p text:style-name="P3"><text:span text:style-name="T10">Div</text:span></text:p>
            <text:p text:style-name="P3"><text:span text:style-name="T10">Span</text:span></text:p>
            <text:p text:style-name="P3"><text:span text:style-name="T10">Table (4 &amp; 5)</text:span></text:p>
            <text:p text:style-name="P3"><text:span text:style-name="T10">Img</text:span></text:p>
            <text:p text:style-name="P3"><text:span text:style-name="T10">Audio</text:span></text:p>
            <text:p text:style-name="P3"><text:span text:style-name="T10">Video</text:span></text:p>
            <text:p text:style-name="P3"><text:span text:style-name="T10">Form</text:span></text:p>
            <text:p text:style-name="P3"><text:span text:style-name="T10">Section tag</text:span></text:p>
            <text:p text:style-name="P3"><text:span text:style-name="T10">Footer tag</text:span></text:p>
            <text:p text:style-name="P3"><text:span text:style-name="T10">List</text:span></text:p>
            <text:p text:style-name="P3"><text:span text:style-name="T10">Iframe</text:span></text:p>
            <text:p text:style-name="P3"><text:span text:style-name="T10">maquess</text:span></text:p>
            <text:p text:style-name="P3"><text:span text:style-name="T10"/></text:p>
            <text:p text:style-name="P3"><text:span text:style-name="T10"/></text:p>
          </draw:text-box>
        </draw:frame>
        <draw:frame presentation:style-name="pr13" draw:text-style-name="P15" draw:layer="layout" svg:width="4.064cm" svg:height="8.209cm" svg:x="10.193cm" svg:y="7.995cm">
          <draw:text-box>
            <text:p text:style-name="P3"><text:span text:style-name="T10">Syntax</text:span></text:p>
            <text:p text:style-name="P3"><text:span text:style-name="T10">Selectors</text:span></text:p>
            <text:p text:style-name="P3"><text:span text:style-name="T10">Colours</text:span></text:p>
            <text:p text:style-name="P3"><text:span text:style-name="T10">Backgrounds</text:span></text:p>
            <text:p text:style-name="P3"><text:span text:style-name="T10">Borders</text:span></text:p>
            <text:p text:style-name="P3"><text:span text:style-name="T10">Margin</text:span></text:p>
            <text:p text:style-name="P3"><text:span text:style-name="T10">Padding</text:span></text:p>
            <text:p text:style-name="P3"><text:span text:style-name="T10">Fonts</text:span></text:p>
            <text:p text:style-name="P3"><text:span text:style-name="T10">Diementions</text:span></text:p>
            <text:p text:style-name="P3"><text:span text:style-name="T10">Icon</text:span></text:p>
            <text:p text:style-name="P3"><text:span text:style-name="T10">List</text:span></text:p>
            <text:p text:style-name="P3"><text:span text:style-name="T10">Overflow</text:span></text:p>
            <text:p text:style-name="P3"><text:span text:style-name="T10">Foat</text:span></text:p>
            <text:p text:style-name="P3"><text:span text:style-name="T10">Positon</text:span></text:p>
            <text:p text:style-name="P3"><text:span text:style-name="T10">Align</text:span></text:p>
            <text:p text:style-name="P3"><text:span text:style-name="T10">Overflow</text:span></text:p>
            <text:p text:style-name="P3"><text:span text:style-name="T10">Z-index</text:span></text:p>
            <text:p text:style-name="P3"><text:span text:style-name="T10">Table</text:span></text:p>
            <text:p text:style-name="P3"><text:span text:style-name="T10">links</text:span></text:p>
          </draw:text-box>
        </draw:frame>
        <draw:frame presentation:style-name="pr13" draw:text-style-name="P15" draw:layer="layout" svg:width="4.064cm" svg:height="5.617cm" svg:x="20.436cm" svg:y="9.804cm">
          <draw:text-box>
            <text:p text:style-name="P3"><text:span text:style-name="T10">Array</text:span></text:p>
            <text:p text:style-name="P3"><text:span text:style-name="T10">List</text:span></text:p>
            <text:p text:style-name="P3"><text:span text:style-name="T10">Objects</text:span></text:p>
            <text:p text:style-name="P3"><text:span text:style-name="T10">Math</text:span></text:p>
            <text:p text:style-name="P3"><text:span text:style-name="T10">Dates</text:span></text:p>
            <text:p text:style-name="P3"><text:span text:style-name="T10">Methods</text:span></text:p>
            <text:p text:style-name="P3"><text:span text:style-name="T10">If satement</text:span></text:p>
            <text:p text:style-name="P3"><text:span text:style-name="T10">Loops</text:span></text:p>
            <text:p text:style-name="P3"><text:span text:style-name="T10">Arrow function</text:span></text:p>
            <text:p text:style-name="P3"><text:span text:style-name="T10">Map</text:span></text:p>
            <text:p text:style-name="P3"><text:span text:style-name="T10">Switch</text:span></text:p>
            <text:p text:style-name="P3"><text:span text:style-name="T10">logic</text:span></text:p>
            <text:p text:style-name="P3"><text:span text:style-name="T10"/></text:p>
          </draw:text-box>
        </draw:frame>
        <draw:frame presentation:style-name="pr13" draw:text-style-name="P15" draw:layer="layout" svg:width="4.064cm" svg:height="5.001cm" svg:x="16.759cm" svg:y="10.42cm">
          <draw:text-box>
            <text:p text:style-name="P16"><text:span text:style-name="T11">S</text:span><text:span text:style-name="T10">yntax</text:span></text:p>
            <text:p text:style-name="P16"><text:span text:style-name="T10">statements</text:span></text:p>
            <text:p text:style-name="P16"><text:span text:style-name="T10">Comments</text:span></text:p>
            <text:p text:style-name="P16"><text:span text:style-name="T10">Operatiors</text:span></text:p>
            <text:p text:style-name="P16"><text:span text:style-name="T10">Function</text:span></text:p>
            <text:p text:style-name="P16"><text:span text:style-name="T10">Oop</text:span></text:p>
            <text:p text:style-name="P16"><text:span text:style-name="T10">Data types</text:span></text:p>
            <text:p text:style-name="P16"><text:span text:style-name="T10">Variables</text:span></text:p>
            <text:p text:style-name="P16"><text:span text:style-name="T10">Output </text:span></text:p>
            <text:p text:style-name="P16"><text:span text:style-name="T10">Strings</text:span></text:p>
          </draw:text-box>
        </draw:frame>
        <draw:frame presentation:style-name="pr14" draw:text-style-name="P17" draw:layer="layout" svg:width="8.78cm" svg:height="1.805cm" svg:x="2.22cm" svg:y="0.054cm" presentation:class="title" presentation:user-transformed="true">
          <draw:text-box>
            <text:p text:style-name="P3"><text:span text:style-name="T12">Course </text:span><text:span text:style-name="T12">Outline <text:s/></text:span><text:span text:style-name="T12">HTML</text:span></text:p>
          </draw:text-box>
        </draw:frame>
        <draw:custom-shape draw:name="Buster 1" draw:style-name="gr6" draw:text-style-name="P19" draw:layer="layout" svg:width="5.023cm" svg:height="2.511cm" svg:x="1.977cm" svg:y="3.5cm">
          <text:p text:style-name="P18"><text:span text:style-name="T13">HTML</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specularity="122%" draw:extrusion-diffusion="0%" draw:extrusion-rotation-angle="-5 -15"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position="left $0" draw:handle-range-y-minimum="0" draw:handle-range-y-maximum="21600"/>
          </draw:enhanced-geometry>
        </draw:custom-shape>
        <draw:custom-shape draw:name="Buster 2" draw:style-name="gr7" draw:text-style-name="P19" draw:layer="layout" svg:width="5.023cm" svg:height="2.511cm" svg:x="10.477cm" svg:y="3.5cm">
          <text:p text:style-name="P18"><text:span text:style-name="T13">CSS</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specularity="122%" draw:extrusion-diffusion="0%" draw:extrusion-rotation-angle="-5 -15"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position="left $0" draw:handle-range-y-minimum="0" draw:handle-range-y-maximum="21600"/>
          </draw:enhanced-geometry>
        </draw:custom-shape>
        <draw:custom-shape draw:name="Buster 3" draw:style-name="gr8" draw:text-style-name="P19" draw:layer="layout" svg:width="5.023cm" svg:height="2.511cm" svg:x="17cm" svg:y="4.489cm">
          <text:p text:style-name="P18"><text:span text:style-name="T13">JS</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specularity="122%" draw:extrusion-diffusion="0%" draw:extrusion-rotation-angle="-5 -15"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position="left $0" draw:handle-range-y-minimum="0" draw:handle-range-y-maximum="21600"/>
          </draw:enhanced-geometry>
        </draw:custom-shape>
        <presentation:notes draw:style-name="dp2">
          <draw:page-thumbnail draw:style-name="gr2" draw:layer="layout" svg:width="18.624cm" svg:height="10.476cm" svg:x="1.482cm" svg:y="2.123cm" draw:page-number="5" presentation:class="page"/>
          <draw:frame presentation:style-name="pr15" draw:text-style-name="P6" draw:layer="layout" svg:width="17.271cm" svg:height="12.572cm" svg:x="2.159cm" svg:y="13.271cm" presentation:class="notes" presentation:placeholder="true">
            <draw:text-box/>
          </draw:frame>
        </presentation:notes>
      </draw:page>
      <draw:page draw:name="page6" draw:style-name="dp1" draw:master-page-name="End" presentation:presentation-page-layout-name="AL1T1">
        <draw:frame presentation:style-name="pr16" draw:text-style-name="P20" draw:layer="layout" svg:width="12.192cm" svg:height="1.923cm" svg:x="13.95cm" svg:y="8.875cm" presentation:class="title" presentation:user-transformed="true">
          <draw:text-box>
            <text:p text:style-name="P3"><text:span text:style-name="T14">THAN</text:span><text:span text:style-name="T14">K </text:span><text:span text:style-name="T14">YOU</text:span></text:p>
          </draw:text-box>
        </draw:frame>
        <draw:frame presentation:style-name="pr17" draw:text-style-name="P21" draw:layer="layout" svg:width="9.723cm" svg:height="1.843cm" svg:x="13.95cm" svg:y="10.601cm" presentation:class="title" presentation:user-transformed="true">
          <draw:text-box>
            <text:p text:style-name="P3"><text:span text:style-name="T15">You are the </text:span><text:span text:style-name="T15">semicolon in </text:span><text:span text:style-name="T15">my statement</text:span></text:p>
          </draw:text-box>
        </draw:frame>
        <presentation:notes draw:style-name="dp2">
          <draw:page-thumbnail draw:style-name="gr2" draw:layer="layout" svg:width="18.624cm" svg:height="10.476cm" svg:x="1.482cm" svg:y="2.123cm" draw:page-number="6" presentation:class="page"/>
          <draw:frame presentation:style-name="pr18"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S Gothic" svg:font-family="'MS Gothic'"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Tahoma" svg:font-family="Tahoma"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48" draw:display-name="Gradient 148" draw:style="linear" draw:start-color="#81d41a" draw:end-color="#81d41a" draw:start-intensity="100%" draw:end-intensity="100%" draw:angle="30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NG"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4.2$Linux_X86_64 LibreOffice_project/30$Build-2</meta:generator>
    <meta:creation-date>2022-08-23T19:31:04.409044248</meta:creation-date>
    <meta:editing-duration>PT37M44S</meta:editing-duration>
    <meta:editing-cycles>4</meta:editing-cycles>
    <dc:date>2022-08-23T22:20:00.298918126</dc:date>
    <meta:document-statistic meta:object-count="440"/>
  </office:meta>
</office:document-meta>
</file>